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mpiledPermissions.AbstractCompiledPermi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.Result( int allows , int denies , int allowPrivileges , int denyPrivile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CompiledPermissions.clear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ult.equals( Object objec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sult.grants( int permis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mpiledPermissions.canRead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mpiledPermissions.grants( Path absPath , int permis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mpiledPermissions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mpiledPermissions.getResult( Path abs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CompiledPermissions.getPrivileges( Path ab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.combine( Result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ult.getPrivile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